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0.2549in" style:rel-column-width="2783*"/>
    </style:style>
    <style:style style:name="Table1.B" style:family="table-column">
      <style:table-column-properties style:column-width="1.7451in" style:rel-column-width="19061*"/>
    </style:style>
    <style:style style:name="Table1.C" style:family="table-column">
      <style:table-column-properties style:column-width="1.5208in" style:rel-column-width="16611*"/>
    </style:style>
    <style:style style:name="Table1.D" style:family="table-column">
      <style:table-column-properties style:column-width="0.3215in" style:rel-column-width="3511*"/>
    </style:style>
    <style:style style:name="Table1.E" style:family="table-column">
      <style:table-column-properties style:column-width="1.1576in" style:rel-column-width="12644*"/>
    </style:style>
    <style:style style:name="Table1.F" style:family="table-column">
      <style:table-column-properties style:column-width="1in" style:rel-column-width="10925*"/>
    </style:style>
    <style:style style:name="Table1.1" style:family="table-row">
      <style:table-row-properties style:min-row-height="0.0521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Tahoma" fo:font-size="14pt" fo:letter-spacing="normal" fo:font-weight="bold" style:font-name-asian="Tahoma1" style:font-size-asian="14pt" style:font-weight-asian="bold" style:font-name-complex="Tahoma1"/>
    </style:style>
    <style:style style:name="P2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Tahoma" fo:font-size="14pt" fo:letter-spacing="normal" style:font-name-asian="Tahoma1" style:font-size-asian="14pt" style:font-name-complex="Tahoma1"/>
    </style:style>
    <style:style style:name="P3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 style:master-page-name="Standard">
      <style:paragraph-properties fo:margin-left="0in" fo:margin-right="0in" fo:margin-top="0in" fo:margin-bottom="0.139in" fo:line-height="0.1665in" fo:text-align="center" style:justify-single-word="false" fo:text-indent="0in" style:auto-text-indent="false" style:page-number="auto"/>
      <style:text-properties fo:color="#00000a" style:text-position="0% 0%" style:font-name="Tahoma" fo:font-size="18pt" fo:letter-spacing="normal" fo:font-weight="bold" style:font-name-asian="Tahoma1" style:font-size-asian="18pt" style:font-weight-asian="bold" style:font-name-complex="Tahoma1"/>
    </style:style>
    <style:style style:name="P6" style:family="paragraph" style:parent-style-name="Standard">
      <style:paragraph-properties fo:margin-left="0in" fo:margin-right="0in" fo:margin-top="0in" fo:margin-bottom="0.139in" fo:line-height="0.1665in" fo:text-align="center" style:justify-single-word="false" fo:text-indent="0in" style:auto-text-indent="false"/>
      <style:text-properties fo:color="#00000a" style:text-position="0% 0%" style:font-name="Tahoma" fo:font-size="18pt" fo:letter-spacing="normal" fo:font-weight="bold" style:font-name-asian="Tahoma1" style:font-size-asian="18pt" style:font-weight-asian="bold" style:font-name-complex="Tahoma1"/>
    </style:style>
    <style:style style:name="P7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Tahoma" fo:font-size="14pt" fo:letter-spacing="normal" style:font-name-asian="Tahoma1" style:font-size-asian="14pt" style:font-name-complex="Tahoma1"/>
    </style:style>
    <style:style style:name="P8" style:family="paragraph" style:parent-style-name="Standard" style:list-style-name="L1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Tahoma" fo:font-size="14pt" fo:letter-spacing="normal" style:font-name-asian="Tahoma1" style:font-size-asian="14pt" style:font-name-complex="Tahoma1"/>
    </style:style>
    <style:style style:name="P9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Tahoma" fo:font-size="14pt" fo:letter-spacing="normal" fo:font-weight="bold" style:font-name-asian="Tahoma1" style:font-size-asian="14pt" style:font-weight-asian="bold" style:font-name-complex="Tahoma1"/>
    </style:style>
    <style:style style:name="P10" style:family="paragraph" style:parent-style-name="Standard">
      <style:paragraph-properties fo:margin-left="0in" fo:margin-right="0in" fo:margin-top="0in" fo:margin-bottom="0.139in" fo:line-height="0.1665in" fo:text-align="start" style:justify-single-word="false" fo:text-indent="0in" style:auto-text-indent="false"/>
      <style:text-properties fo:color="#00000a" style:text-position="0% 0%" style:font-name="Tahoma" fo:font-size="14pt" fo:letter-spacing="normal" fo:font-weight="bold" style:font-name-asian="Tahoma1" style:font-size-asian="14pt" style:font-weight-asian="bold" style:font-name-complex="Tahoma1"/>
    </style:style>
    <style:style style:name="P11" style:family="paragraph" style:parent-style-name="Standard">
      <style:paragraph-properties fo:margin-left="0in" fo:margin-right="0in" fo:margin-top="0in" fo:margin-bottom="0.139in" fo:line-height="0.1665in" fo:text-align="start" style:justify-single-word="false" fo:text-indent="0in" style:auto-text-indent="false"/>
      <style:text-properties fo:color="#00000a" style:text-position="0% 0%" style:font-name="Tahoma" fo:font-size="14pt" fo:letter-spacing="normal" fo:font-style="italic" style:font-name-asian="Tahoma1" style:font-size-asian="14pt" style:font-style-asian="italic" style:font-name-complex="Tahoma1"/>
    </style:style>
    <style:style style:name="T1" style:family="text">
      <style:text-properties fo:color="#00000a" style:text-position="0% 0%" style:font-name="Tahoma" fo:font-size="14pt" fo:letter-spacing="normal" style:font-name-asian="Tahoma1" style:font-size-asian="14pt" style:font-name-complex="Tahoma1"/>
    </style:style>
    <style:style style:name="T2" style:family="text">
      <style:text-properties fo:color="#00000a" style:text-position="0% 0%" style:font-name="Tahoma" fo:font-size="14pt" fo:letter-spacing="normal" fo:font-weight="bold" style:font-name-asian="Tahoma1" style:font-size-asian="14pt" style:font-weight-asian="bold" style:font-name-complex="Tahoma1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/>
      <text:p text:style-name="P6">2022 <text:s/>SHILOH CONGREGATION PYPAN ANNUAL REPORT PRESENTED TO THE CHURCH ON HER PROGRESSIVE MEETING TODAY 12TH MARCH 2023 AT CHURCH HALL </text:p>
      <text:p text:style-name="P1"/>
      <text:p text:style-name="P3"><text:span text:style-name="T2">PREAMBLE </text:span><text:span text:style-name="T1">: we return all glory to our Lord Jesus Christ whose sufficiency has been on our side for the year,may His name be praise now and evermore Amen.</text:span></text:p>
      <text:p text:style-name="P3"><text:span text:style-name="T2">ACTIVITIES</text:span><text:span text:style-name="T1">: By God's special grace, we had the following in the year under review</text:span></text:p>
      <text:p text:style-name="P2">1. Election of 4 man executive officiers</text:p>
      <text:p text:style-name="P2">2. Participated in the PYPAN programs</text:p>
      <text:p text:style-name="P2">3.celebrated our 2022 youth Emphasis</text:p>
      <text:p text:style-name="P3"><text:span text:style-name="T2">TESTIMONIES</text:span><text:span text:style-name="T1">: Testimonies recorded by the Arm include</text:span></text:p>
      <text:p text:style-name="P2">1.Good health and safety in the year 2022</text:p>
      <text:p text:style-name="P2">2. Relocation of a memeber abroad for academic pursuit</text:p>
      <text:p text:style-name="P2">3. More members joined the Arm</text:p>
      <text:p text:style-name="P2">4. Ordination of a member as a ruling Elder of the Church </text:p>
      <text:p text:style-name="P2">5. Gainful employment by some members</text:p>
      <text:p text:style-name="P1">ACHIEVEMENTS/SUPPORT</text:p>
      <text:p text:style-name="P2">1. Successful celebration of our 2022 youth Emphasis</text:p>
      <text:p text:style-name="P2">2. Supported the Arms of the church on their Emhasis celebration</text:p>
      <text:p text:style-name="P2">3.Supported and participated in the church programs /activities for the year under review</text:p>
      <text:p text:style-name="P3"><text:span text:style-name="T2">CHALLENGES</text:span><text:span text:style-name="T1">: We were challenged by </text:span></text:p>
      <text:p text:style-name="P2">1. The death of Comr Ifeanyi Nelson on 4th jan 2022</text:p>
      <text:p text:style-name="P2">2. poor attendance of church activities by some members </text:p>
      <text:p text:style-name="P2">3. inability to meet often for activities of the Arm</text:p>
      <text:list xml:id="list8867036825245134960" text:style-name="L1">
        <text:list-item>
          <text:p text:style-name="P8">financial constraints on member's part towards contributions</text:p>
        </text:list-item>
      </text:list>
      <text:p text:style-name="P2"/>
      <text:p text:style-name="P1"><text:soft-page-break/>RECOMMENDATIONS</text:p>
      <text:p text:style-name="P2">1. That this report be accepted for discussion</text:p>
      <text:p text:style-name="P2">2. contineous prayers be made for preservation and protection of member's</text:p>
      <text:p text:style-name="P2">3. informations on financial/ economic openings be given to young ones </text:p>
      <text:p text:style-name="P2">4.youths to step up in their attitude towards church programs</text:p>
      <text:p text:style-name="P2">5. This report be accepted as discussed</text:p>
      <text:p text:style-name="P1">CONCLUSION</text:p>
      <text:p text:style-name="P2">God did it for us as young priests His tender mercies and presence saw us through , greater grace to run the race, doing the work of Him that made us is our utmost desire .2023 shall be a great year of exploit for us all Shalom <text:s/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S/N</text:p>
          </table:table-cell>
          <table:table-cell table:style-name="Table1.A1" office:value-type="string">
            <text:p text:style-name="P4">RECEIPT</text:p>
          </table:table-cell>
          <table:table-cell table:style-name="Table1.A1" office:value-type="string">
            <text:h text:style-name="Heading_20_2" text:outline-level="2">AMOUNT</text:h>
          </table:table-cell>
          <table:table-cell table:style-name="Table1.A1" office:value-type="string">
            <text:p text:style-name="P4">S/N</text:p>
          </table:table-cell>
          <table:table-cell table:style-name="Table1.A1" office:value-type="string">
            <text:p text:style-name="P4">PAYMENT</text:p>
          </table:table-cell>
          <table:table-cell table:style-name="Table1.F1" office:value-type="string">
            <text:p text:style-name="P4">AMOUNT</text:p>
          </table:table-cell>
        </table:table-row>
        <table:table-row>
          <table:table-cell table:style-name="Table1.A2" office:value-type="float" office:value="1">
            <text:p text:style-name="P4">1</text:p>
          </table:table-cell>
          <table:table-cell table:style-name="Table1.B2" office:value-type="string">
            <text:p text:style-name="P4">EMPHASIS</text:p>
          </table:table-cell>
          <table:table-cell table:style-name="Table1.A2" office:value-type="float" office:value="16500">
            <text:p text:style-name="P4">16500</text:p>
          </table:table-cell>
          <table:table-cell table:style-name="Table1.A2" office:value-type="float" office:value="1">
            <text:p text:style-name="P4">1</text:p>
          </table:table-cell>
          <table:table-cell table:style-name="Table1.B2" office:value-type="string">
            <text:p text:style-name="P4">EMPHASIS</text:p>
          </table:table-cell>
          <table:table-cell table:style-name="Table1.F2" office:value-type="float" office:value="6500">
            <text:p text:style-name="P4">6500</text:p>
          </table:table-cell>
        </table:table-row>
        <table:table-row>
          <table:table-cell table:style-name="Table1.A2" office:value-type="float" office:value="2">
            <text:p text:style-name="P4">2</text:p>
          </table:table-cell>
          <table:table-cell table:style-name="Table1.B2" office:value-type="string">
            <text:p text:style-name="P4">SUPPORTS</text:p>
          </table:table-cell>
          <table:table-cell table:style-name="Table1.A2" office:value-type="float" office:value="20000">
            <text:p text:style-name="P4">20000</text:p>
          </table:table-cell>
          <table:table-cell table:style-name="Table1.A2" office:value-type="float" office:value="2">
            <text:p text:style-name="P4">2</text:p>
          </table:table-cell>
          <table:table-cell table:style-name="Table1.B2" office:value-type="string">
            <text:p text:style-name="P4">SUPPORTS</text:p>
          </table:table-cell>
          <table:table-cell table:style-name="Table1.F2" office:value-type="float" office:value="26000">
            <text:p text:style-name="P4">26000</text:p>
          </table:table-cell>
        </table:table-row>
      </table:table>
      <text:p text:style-name="P2"><text:s text:c="2"/></text:p>
      <text:p text:style-name="P2"><text:s text:c="29"/>Balance <text:s text:c="2"/>-<text:tab/>#4000</text:p>
      <text:p text:style-name="P2"/>
      <text:p text:style-name="P10"><text:s text:c="2"/>COMR <text:s/>EZE JOY <text:tab/><text:tab/><text:tab/><text:tab/>COMR <text:s/>IDIKA <text:s/>PRECIOUS <text:s text:c="76"/></text:p>
      <text:p text:style-name="P11"><text:s text:c="5"/>President<text:tab/><text:tab/><text:tab/><text:tab/><text:tab/><text:tab/>Secretary <text:s text:c="7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3-09T12:39:25.50</dc:date>
    <dc:creator>solomon  Adule</dc:creator>
    <meta:generator>OpenOffice/4.1.13$Win32 OpenOffice.org_project/4113m1$Build-9810</meta:generator>
    <meta:document-statistic meta:table-count="1" meta:image-count="0" meta:object-count="0" meta:page-count="2" meta:paragraph-count="51" meta:word-count="331" meta:character-count="2130"/>
    <meta:editing-duration>PT9M7S</meta:editing-duration>
    <meta:editing-cycles>1</meta:editing-cycles>
  </office:meta>
</office:document-meta>
</file>